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style:text-underline-style="solid" style:text-underline-width="auto" style:text-underline-color="font-color"/>
    </style:style>
    <style:style style:name="P3" style:family="paragraph" style:parent-style-name="Standard">
      <style:text-properties style:font-name="Calibri" style:text-underline-style="none"/>
    </style:style>
    <style:style style:name="P4" style:family="paragraph" style:parent-style-name="Standard">
      <style:text-properties style:font-name="Calibri" style:text-underline-style="none" fo:font-weight="bold" officeooo:rsid="0001a2cf" style:font-weight-asian="bold" style:font-weight-complex="bold"/>
    </style:style>
    <style:style style:name="P5" style:family="paragraph" style:parent-style-name="Standard">
      <style:text-properties style:font-name="Calibri" style:text-underline-style="none" fo:font-weight="bold" officeooo:rsid="0001a2cf" officeooo:paragraph-rsid="0001a2cf" style:font-weight-asian="bold" style:font-weight-complex="bold"/>
    </style:style>
    <style:style style:name="P6" style:family="paragraph" style:parent-style-name="Standard">
      <style:text-properties style:font-name="Calibri" style:text-underline-style="none" officeooo:paragraph-rsid="000bc55c"/>
    </style:style>
    <style:style style:name="P7" style:family="paragraph" style:parent-style-name="Standard">
      <style:text-properties style:font-name="Calibri" style:text-underline-style="none" officeooo:paragraph-rsid="000c9424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4pt" officeooo:rsid="00038e56" officeooo:paragraph-rsid="00038e56" style:font-size-asian="14pt" style:font-size-complex="14pt"/>
    </style:style>
    <style:style style:name="P9" style:family="paragraph" style:parent-style-name="Standard">
      <style:text-properties style:font-name="Calibri" style:text-underline-style="solid" style:text-underline-width="auto" style:text-underline-color="font-color" officeooo:rsid="0008ca92" officeooo:paragraph-rsid="0008ca92"/>
    </style:style>
    <style:style style:name="P10" style:family="paragraph" style:parent-style-name="Standard">
      <style:text-properties style:font-name="Calibri" style:text-underline-style="none" fo:font-weight="bold" officeooo:rsid="0001a2cf" officeooo:paragraph-rsid="0001a2cf" style:font-weight-asian="bold" style:font-weight-complex="bold"/>
    </style:style>
    <style:style style:name="P11" style:family="paragraph" style:parent-style-name="Standard">
      <style:text-properties style:font-name="Calibri" style:text-underline-style="none" officeooo:rsid="000bc55c" officeooo:paragraph-rsid="000bc55c"/>
    </style:style>
    <style:style style:name="P12" style:family="paragraph" style:parent-style-name="Standard">
      <style:text-properties style:font-name="Calibri" style:text-underline-style="none" officeooo:rsid="000bc55c" officeooo:paragraph-rsid="000c9424"/>
    </style:style>
    <style:style style:name="P13" style:family="paragraph" style:parent-style-name="Standard">
      <style:text-properties style:font-name="Calibri" style:text-underline-style="none" officeooo:rsid="000c9424" officeooo:paragraph-rsid="000c9424"/>
    </style:style>
    <style:style style:name="P14" style:family="paragraph" style:parent-style-name="Standard">
      <style:text-properties style:font-name="Calibri" style:text-underline-style="none" officeooo:rsid="000f8ffd" officeooo:paragraph-rsid="000f8ffd"/>
    </style:style>
    <style:style style:name="P15" style:family="paragraph" style:parent-style-name="Standard">
      <style:text-properties style:font-name="Calibri" style:text-underline-style="none" fo:font-weight="normal" officeooo:rsid="000c9424" officeooo:paragraph-rsid="000c9424" style:font-weight-asian="normal" style:font-weight-complex="normal"/>
    </style:style>
    <style:style style:name="P16" style:family="paragraph" style:parent-style-name="Standard">
      <style:text-properties style:font-name="Calibri" officeooo:rsid="000f96b2" officeooo:paragraph-rsid="000f96b2"/>
    </style:style>
    <style:style style:name="P17" style:family="paragraph" style:parent-style-name="Standard">
      <style:paragraph-properties fo:margin-left="0cm" fo:margin-right="0.661cm" fo:text-indent="0cm" style:auto-text-indent="false"/>
      <style:text-properties style:font-name="Calibri" style:text-underline-style="none" officeooo:rsid="000bc55c" officeooo:paragraph-rsid="000bc55c"/>
    </style:style>
    <style:style style:name="T1" style:family="text">
      <style:text-properties officeooo:rsid="00038e56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38e56"/>
    </style:style>
    <style:style style:name="T4" style:family="text">
      <style:text-properties style:text-underline-style="none" officeooo:rsid="0008ca92"/>
    </style:style>
    <style:style style:name="T5" style:family="text">
      <style:text-properties officeooo:rsid="00058978"/>
    </style:style>
    <style:style style:name="T6" style:family="text">
      <style:text-properties officeooo:rsid="000792ec"/>
    </style:style>
    <style:style style:name="T7" style:family="text">
      <style:text-properties officeooo:rsid="0008ca92"/>
    </style:style>
    <style:style style:name="T8" style:family="text">
      <style:text-properties officeooo:rsid="0009d591"/>
    </style:style>
    <style:style style:name="T9" style:family="text">
      <style:text-properties officeooo:rsid="000bc55c"/>
    </style:style>
    <style:style style:name="T10" style:family="text">
      <style:text-properties officeooo:rsid="000c9424"/>
    </style:style>
    <style:style style:name="T11" style:family="text">
      <style:text-properties officeooo:rsid="000e90b4"/>
    </style:style>
    <style:style style:name="T12" style:family="text">
      <style:text-properties officeooo:rsid="000f8ffd"/>
    </style:style>
    <style:style style:name="T13" style:family="text">
      <style:text-properties officeooo:rsid="001090db"/>
    </style:style>
    <style:style style:name="T14" style:family="text">
      <style:text-properties officeooo:rsid="0012647b"/>
    </style:style>
    <style:style style:name="T15" style:family="text">
      <style:text-properties officeooo:rsid="001333e0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Game Manual</text:p>
      <text:p text:style-name="P1"/>
      <text:p text:style-name="P1">The game is a tactical battle between the characters controlled by the two players. At the start of the game, characters <text:span text:style-name="T7">are chosen</text:span> and positioned on the play area. <text:span text:style-name="T14">On each</text:span> turn, the current player <text:span text:style-name="T1">can do 2 actions.</text:span></text:p>
      <text:p text:style-name="P1"/>
      <text:p text:style-name="P2">Play area</text:p>
      <text:p text:style-name="P3"/>
      <text:p text:style-name="P1"><text:span text:style-name="T2">The battle will take place on a grid of square tiles. The initial placement of the characters is done </text:span><text:span text:style-name="T3">anywhere on the field</text:span><text:span text:style-name="T2">. </text:span><text:span text:style-name="T4">The budget is 30 points, and most characters are worth 10 points.</text:span></text:p>
      <text:p text:style-name="P1"/>
      <text:p text:style-name="P2">Flanking</text:p>
      <text:p text:style-name="P1">Positioning <text:span text:style-name="T5">provides an advantage. If at least two of your characters are within one tile of the foe you are attacking, the attack does 20% more damage.</text:span></text:p>
      <text:p text:style-name="P1"/>
      <text:p text:style-name="P9">Characters</text:p>
      <text:p text:style-name="P1">Characters <text:span text:style-name="T6">can have </text:span>unique abilities. <text:span text:style-name="T6">Unless otherwise specified, all have a movement range of 2 tiles (1 on the diagonals), </text:span><text:span text:style-name="T8">a </text:span><text:span text:style-name="T6">melee attack that can target all tiles directly next to the character, </text:span><text:span text:style-name="T9">a health of 40 points,</text:span><text:span text:style-name="T6"> </text:span><text:span text:style-name="T8">and a cost of 10 points. </text:span><text:span text:style-name="T13">The first player chooses from the left column while the second player chooses from the right one.</text:span></text:p>
      <text:p text:style-name="P3"/>
      <text:section text:style-name="Sect1" text:name="Section1">
        <text:p text:style-name="P5">Warrior</text:p>
        <text:p text:style-name="P11">Double damage</text:p>
        <text:p text:style-name="P3"/>
        <text:p text:style-name="P5">Mage</text:p>
        <text:p text:style-name="P12">Half damage</text:p>
        <text:p text:style-name="P6"><text:span text:style-name="T9">Teleportation </text:span><text:span text:style-name="T12">within a long range</text:span></text:p>
        <text:p text:style-name="P11">Magic missile with a long range</text:p>
        <text:p text:style-name="P3"/>
        <text:p text:style-name="P5">Archer</text:p>
        <text:p text:style-name="P11">Ranged attack with a medium range</text:p>
        <text:p text:style-name="P3"/>
        <text:p text:style-name="P5">Healer</text:p>
        <text:p text:style-name="P6"><text:span text:style-name="T9">Heal</text:span><text:span text:style-name="T11">s</text:span><text:span text:style-name="T9"> allies or itself for 5 points</text:span></text:p>
        <text:p text:style-name="P11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>Cube</text:p>
        <text:p text:style-name="P17">Vampirism, heals itself for 5 points when attacking</text:p>
        <text:p text:style-name="P4"/>
        <text:p text:style-name="P5">Flying</text:p>
        <text:p text:style-name="P13">Half health</text:p>
        <text:p text:style-name="P13">Half cost</text:p>
        <text:p text:style-name="P14">Ranged attack with a short range</text:p>
        <text:p text:style-name="P13"/>
        <text:p text:style-name="P5">Goblin</text:p>
        <text:p text:style-name="P13">Half cost</text:p>
        <text:p text:style-name="P13">Movement range increased by 50%</text:p>
        <text:p text:style-name="P7"/>
        <text:p text:style-name="P5">Heavy</text:p>
        <text:p text:style-name="P15">Damage increased by 50%</text:p>
        <text:p text:style-name="P13">Cost increased by 50%</text:p>
        <text:p text:style-name="P7"><text:span text:style-name="T10">Attacks all 9 tiles in the square centered on its target, </text:span><text:span text:style-name="T15">including</text:span><text:span text:style-name="T12"> itself.</text:span></text:p>
        <text:p text:style-name="P3"/>
        <text:p text:style-name="P5">Blue</text:p>
        <text:p text:style-name="P16">Has no abilitie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en Ouellet</meta:initial-creator>
    <meta:creation-date>2013-02-14T09:18:42.72</meta:creation-date>
    <dc:date>2013-04-07T16:10:27.69</dc:date>
    <dc:creator>Sebastien Ouellet</dc:creator>
    <meta:editing-duration>PT9H58M59S</meta:editing-duration>
    <meta:editing-cycles>39</meta:editing-cycles>
    <meta:generator>LibreOffice/4.0.0.3$Windows_x86 LibreOffice_project/7545bee9c2a0782548772a21bc84a9dcc583b89</meta:generator>
    <meta:document-statistic meta:table-count="0" meta:image-count="0" meta:object-count="0" meta:page-count="1" meta:paragraph-count="33" meta:word-count="254" meta:character-count="1420" meta:non-whitespace-character-count="1199"/>
  </office:meta>
</office:document-meta>
</file>